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paragraph-properties fo:text-align="center" style:justify-single-word="false"/>
      <style:text-properties officeooo:rsid="00055722" officeooo:paragraph-rsid="00055722"/>
    </style:style>
    <style:style style:name="P2" style:family="paragraph" style:parent-style-name="Text_20_body">
      <style:paragraph-properties fo:text-align="center" style:justify-single-word="false"/>
      <style:text-properties officeooo:rsid="00055722" officeooo:paragraph-rsid="00055722"/>
    </style:style>
    <style:style style:name="P3" style:family="paragraph" style:parent-style-name="Title">
      <style:paragraph-properties fo:text-align="center" style:justify-single-word="false"/>
      <style:text-properties officeooo:rsid="00055722" officeooo:paragraph-rsid="00055722"/>
    </style:style>
    <style:style style:name="P4" style:family="paragraph" style:parent-style-name="Standard">
      <style:paragraph-properties fo:text-align="justify" style:justify-single-word="false"/>
      <style:text-properties officeooo:rsid="00055722" officeooo:paragraph-rsid="00055722"/>
    </style:style>
    <style:style style:name="P5" style:family="paragraph" style:parent-style-name="Text_20_body">
      <style:paragraph-properties fo:text-align="justify" style:justify-single-word="false"/>
      <style:text-properties officeooo:rsid="000dff3c" officeooo:paragraph-rsid="000dff3c"/>
    </style:style>
    <style:style style:name="P6" style:family="paragraph" style:parent-style-name="Text_20_body">
      <style:paragraph-properties fo:text-align="justify" style:justify-single-word="false"/>
      <style:text-properties officeooo:rsid="0008c52c" officeooo:paragraph-rsid="0008c52c"/>
    </style:style>
    <style:style style:name="P7" style:family="paragraph" style:parent-style-name="Heading_20_1">
      <style:paragraph-properties fo:text-align="center" style:justify-single-word="false" fo:break-before="page"/>
      <style:text-properties officeooo:rsid="00055722" officeooo:paragraph-rsid="00055722"/>
    </style:style>
    <style:style style:name="P8" style:family="paragraph" style:parent-style-name="Heading_20_4">
      <style:text-properties officeooo:rsid="000dff3c" officeooo:paragraph-rsid="000dff3c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paragraph-rsid="0008c52c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rsid="0008c52c" officeooo:paragraph-rsid="0008c52c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0ab926" officeooo:paragraph-rsid="000ab926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68ab9" style:font-style-asian="italic" style:font-style-complex="italic"/>
    </style:style>
    <style:style style:name="T3" style:family="text">
      <style:text-properties fo:font-style="italic" officeooo:rsid="0008c52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68ab9" style:font-style-asian="normal" style:font-style-complex="normal"/>
    </style:style>
    <style:style style:name="T6" style:family="text">
      <style:text-properties fo:font-style="normal" officeooo:rsid="0008c52c" style:font-style-asian="normal" style:font-style-complex="normal"/>
    </style:style>
    <style:style style:name="T7" style:family="text">
      <style:text-properties style:font-name="Liberation Serif" fo:font-style="normal" style:font-style-asian="normal" style:font-style-complex="normal"/>
    </style:style>
    <style:style style:name="T8" style:family="text">
      <style:text-properties style:font-name="Liberation Serif" fo:font-style="normal" officeooo:rsid="000e3a87" style:font-style-asian="normal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p text:style-name="P3"/>
      <text:p text:style-name="P3">Projeto: <text:span text:style-name="T1">C-Chat</text:span></text:p>
      <text:p text:style-name="P1">Computação em Nuvem, 2025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3" text:outline-level="3" text:is-list-header="true">Ementa</text:h>
      <text:p text:style-name="P4">O projeto de desenvolvimento <text:span text:style-name="T1">C-Chat</text:span><text:span text:style-name="T4"> constitui da elaboração de um sistema de </text:span><text:span text:style-name="T1">chatting</text:span><text:span text:style-name="T4"> cliente-servidor para a linguagem C, com comunicação simultânea de muitos usuários e orquestração por multiprocessamento em uma máquina servidora principal, que pode ser hospedada em serviços de nuvem. </text:span><text:span text:style-name="T5">Nesse contexto, a ferramenta pode ser utilizada de duas formas: através de uma interface robusta pelo terminal do </text:span><text:span text:style-name="T2">Linux</text:span><text:span text:style-name="T5"> ou por meio de uma interface de alto nível em C++ para </text:span><text:span text:style-name="T2">desktop</text:span><text:span text:style-name="T5">.</text:span></text:p>
      <text:h text:style-name="P7" text:outline-level="1">Acordo de Nível de Serviço</text:h>
      <text:p text:style-name="P6">O processo de implementação deve constituir de dois ramos bem definidos: <text:span text:style-name="T1">core</text:span><text:span text:style-name="T4"> e </text:span><text:span text:style-name="T1">interface</text:span><text:span text:style-name="T4">. Isto é,</text:span></text:p>
      <text:list text:style-name="L1">
        <text:list-item>
          <text:p text:style-name="P9"><text:span text:style-name="T3">Core</text:span><text:span text:style-name="T6">: A</text:span><text:span text:style-name="T4">plicação em C responsável pela lógica de comunicação, implementação das regras de negócio e interface rudimentar de um sistema de </text:span><text:span text:style-name="T1">chatting</text:span><text:span text:style-name="T4"> cliente-servidor, com suporte a múltiplos clientes simultâneos por meio de multiprocessamento na máquina servidora.</text:span><text:span text:style-name="T6">; e</text:span></text:p>
        </text:list-item>
        <text:list-item>
          <text:p text:style-name="P10"><text:span text:style-name="T1">Interface</text:span><text:span text:style-name="T4">: Aplicação em C++ com tecnologia </text:span><text:a xlink:type="simple" xlink:href="https://github.com/ocornut/imgui" text:style-name="Internet_20_link" text:visited-style-name="Visited_20_Internet_20_Link"><text:span text:style-name="T4">IMGUI</text:span></text:a><text:span text:style-name="T4"> para disponibilizar uma interface em alto nível que deve integrar a aplicação</text:span><text:span text:style-name="T1"> core</text:span><text:span text:style-name="T4">.</text:span></text:p>
        </text:list-item>
      </text:list>
      <text:p text:style-name="P11">Nesse cenário, a seguir estão listadas as expectativas a respeito do projeto com relação a cada aspecto do desenvolvimento.</text:p>
      <text:h text:style-name="P8" text:outline-level="4">Compatibilidade</text:h>
      <text:p text:style-name="P5"><text:span text:style-name="T7">A aplicação core será implementada em C, utilizando a biblioteca </text:span><text:span text:style-name="Source_20_Text"><text:span text:style-name="T4">&lt;arpa/inet.h&gt;</text:span></text:span><text:span text:style-name="T7"> para a lógica de comunicação em rede, e bibliotecas como </text:span><text:span text:style-name="Source_20_Text"><text:span text:style-name="T4">&lt;stdlib.h&gt;</text:span></text:span><text:span text:style-name="T7">, </text:span><text:span text:style-name="Source_20_Text"><text:span text:style-name="T4">&lt;unistd.h&gt;</text:span></text:span><text:span text:style-name="T7">, </text:span><text:span text:style-name="Source_20_Text"><text:span text:style-name="T4">&lt;sys/wait.h&gt;</text:span></text:span><text:span text:style-name="T7">, </text:span><text:span text:style-name="Source_20_Text"><text:span text:style-name="T4">&lt;pthread.h&gt;</text:span></text:span><text:span text:style-name="T7">, </text:span><text:span text:style-name="Source_20_Text"><text:span text:style-name="T4">&lt;omp.h&gt;</text:span></text:span><text:span text:style-name="T7"> e </text:span><text:span text:style-name="Source_20_Text"><text:span text:style-name="T4">&lt;signal.h&gt;</text:span></text:span><text:span text:style-name="T7"> para </text:span><text:span text:style-name="T8">lidar com muitos clientes em</text:span><text:span text:style-name="T7"> paralel</text:span><text:span text:style-name="T8">o</text:span><text:span text:style-name="T7"> por meio de multiprocessamento, multithreading (com OpenMP) e manipulação de sinais. Como os métodos de paralelismo adotados são específicos do ambiente Linux, o sistema será nativamente desenvolvido para este sistema operacional, com foco em distribuições baseadas em Ubuntu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09:42:40.002506983</meta:creation-date>
    <dc:date>2025-04-12T11:10:17.037100037</dc:date>
    <meta:editing-duration>PT14M34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2" meta:paragraph-count="11" meta:word-count="253" meta:character-count="1704" meta:non-whitespace-character-count="1464"/>
  </office:meta>
</office:document-meta>
</file>